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"/>
    <style:font-face style:name="Segoe UI" svg:font-family="'Segoe UI', Arial, sans-serif"/>
    <style:font-face style:name="Verdana" svg:font-family="Verdan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06cm" fo:margin-left="0cm" fo:margin-right="-0.005cm" table:align="margins"/>
    </style:style>
    <style:style style:name="Table1.A" style:family="table-column">
      <style:table-column-properties style:column-width="5.32cm" style:rel-column-width="20501*"/>
    </style:style>
    <style:style style:name="Table1.B" style:family="table-column">
      <style:table-column-properties style:column-width="7.992cm" style:rel-column-width="30799*"/>
    </style:style>
    <style:style style:name="Table1.C" style:family="table-column">
      <style:table-column-properties style:column-width="3.694cm" style:rel-column-width="1423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7.013cm" fo:margin-left="0cm" fo:margin-right="-0.012cm" table:align="margins"/>
    </style:style>
    <style:style style:name="Tabelle1.A" style:family="table-column">
      <style:table-column-properties style:column-width="0.954cm" style:rel-column-width="541*"/>
    </style:style>
    <style:style style:name="Tabelle1.B" style:family="table-column">
      <style:table-column-properties style:column-width="3.06cm" style:rel-column-width="1735*"/>
    </style:style>
    <style:style style:name="Tabelle1.C" style:family="table-column">
      <style:table-column-properties style:column-width="3.059cm" style:rel-column-width="1734*"/>
    </style:style>
    <style:style style:name="Tabelle1.D" style:family="table-column">
      <style:table-column-properties style:column-width="9.94cm" style:rel-column-width="563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weight="normal" style:font-weight-asian="normal" style:font-weight-complex="normal"/>
    </style:style>
    <style:style style:name="P4" style:family="paragraph" style:parent-style-name="Text_20_body"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style:font-weight-asian="bold" style:font-weight-complex="bold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P12" style:family="paragraph" style:parent-style-name="Text_20_body" style:list-style-name="L1">
      <style:paragraph-properties fo:margin-top="0cm" fo:margin-bottom="0cm"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3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14" style:family="paragraph" style:parent-style-name="Heading_20_2">
      <style:text-properties fo:font-variant="normal" fo:text-transform="none" fo:color="#000000" style:font-name="Times New Roman" fo:font-size="12pt" fo:letter-spacing="normal" fo:font-style="normal" fo:font-weight="normal"/>
    </style:style>
    <style:style style:name="P15" style:family="paragraph" style:parent-style-name="Heading_20_2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6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/>
    </style:style>
    <style:style style:name="P17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8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" style:family="text">
      <style:text-properties style:font-size-asian="12pt" style:font-size-complex="12pt"/>
    </style:style>
    <style:style style:name="T2" style:family="text">
      <style:text-properties fo:font-variant="normal" fo:text-transform="none" fo:color="#000000" style:font-name="Consolas" fo:font-size="12pt" fo:letter-spacing="normal" fo:font-style="normal"/>
    </style:style>
    <style:style style:name="T3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4" style:family="text">
      <style:text-properties fo:font-variant="normal" fo:text-transform="none" fo:color="#000000" style:font-name="Consolas" fo:font-size="12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000000" style:font-name="Consolas" fo:font-size="12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8" style:family="text">
      <style:text-properties style:font-name="Consolas"/>
    </style:style>
    <style:style style:name="T9" style:family="text">
      <style:text-properties style:font-name="Consolas" style:font-size-asian="12pt" style:font-size-complex="12pt"/>
    </style:style>
    <style:style style:name="T10" style:family="text">
      <style:text-properties style:font-name="Consolas" style:font-size-asian="12pt" style:font-weight-asian="normal" style:font-size-complex="12pt" style:font-weight-complex="normal"/>
    </style:style>
    <style:style style:name="T11" style:family="text">
      <style:text-properties style:font-name="Consolas" fo:font-weight="normal" style:font-size-asian="12pt" style:font-size-complex="12pt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Technikerschule Erlangen</text:p>
          </table:table-cell>
          <table:table-cell table:style-name="Table1.A1" office:value-type="string">
            <text:p text:style-name="Table_20_Contents">PHP Grundwissen</text:p>
          </table:table-cell>
          <table:table-cell table:style-name="Table1.C1" office:value-type="string">
            <text:p text:style-name="Table_20_Contents">Datum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h text:style-name="Heading_20_2" text:outline-level="2"><text:a xlink:type="simple" xlink:href="https://www.w3schools.com/php" text:style-name="Internet_20_link" text:visited-style-name="Visited_20_Internet_20_Link">https://www.w3schools.com/php</text:a><text:span text:style-name="T7"> unter</text:span></text:h>
      <text:h text:style-name="Heading_20_2" text:outline-level="2"><text:span text:style-name="T7">PHP Forms → PHP Form Required → PHP - Display The Error Messages → Try It</text:span></text:h>
      <text:p text:style-name="Standard">Wie wird auf Inhalt geprüft? _________________________________________________________</text:p>
      <text:p text:style-name="Standard"/>
      <text:p text:style-name="Standard">Wie wird Fehler ausgegeben? ________________________________________________________</text:p>
      <text:h text:style-name="P14" text:outline-level="2"><text:span text:style-name="T1">PHP Forms → PHP Form URL/E-mail befindet sich PHP -Validate Email:</text:span></text:h>
      <text:p text:style-name="P4"><text:span text:style-name="T1">Erkläre die Zeilen:</text:span></text:p>
      <text:p text:style-name="P1"><text:span text:style-name="T3">$email = test_input($_POST["email"]);</text:span></text:p>
      <text:p text:style-name="P1"><text:span text:style-name="T3"/></text:p>
      <text:p text:style-name="P1"><text:span text:style-name="T3">________________________________________________________________________</text:span><text:line-break/><text:span text:style-name="T3">if (!filter_var($email, FILTER_VALIDATE_EMAIL)) {</text:span></text:p>
      <text:p text:style-name="P1"/>
      <text:p text:style-name="P1"><text:span text:style-name="T3">________________________________________________________________________</text:span></text:p>
      <text:p text:style-name="P1"><text:line-break/><text:span text:style-name="T6">  </text:span><text:span text:style-name="T3">$emailErr = "Invalid email format"; </text:span><text:line-break/><text:span text:style-name="T3">}</text:span> </text:p>
      <text:p text:style-name="P1"/>
      <text:p text:style-name="P1">________________________________________________________________________________</text:p>
      <text:p text:style-name="P1"/>
      <text:p text:style-name="P1">Neben <text:s/><text:span text:style-name="T3">FILTER_VALIDATE_EMAIL gibt es <text:s/>FILTER_VALIDATE_URL, <text:s/>FILTER_VALIDATE_BOOLEAN, <text:s/>FILTER_VALIDATE_IP, <text:s/>FILTER_VALIDATE_INT, uvm</text:span></text:p>
      <text:p text:style-name="P1"><text:span text:style-name="T3"/></text:p>
      <text:p text:style-name="P1"><text:span text:style-name="T3">Unter </text:span><text:a xlink:type="simple" xlink:href="https://de.functions-online.com/filter_var.html" text:style-name="Internet_20_link" text:visited-style-name="Visited_20_Internet_20_Link">https://de.functions-online.com/filter_var.html</text:a></text:p>
      <text:p text:style-name="P1"><text:span text:style-name="T3"/></text:p>
      <text:p text:style-name="P1"><text:span text:style-name="T3">Können Sie filter_var austesten:</text:span></text:p>
      <text:p text:style-name="P1"><text:span text:style-name="T3">Testen Sie jeweils 10 Werte mit verschiedenen filter_var $filtern:</text:span></text:p>
      <text:p text:style-name="P1"><text:span text:style-name="T3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Table_20_Contents">Nr.</text:p>
          </table:table-cell>
          <table:table-cell table:style-name="Tabelle1.A1" office:value-type="string">
            <text:p text:style-name="Table_20_Contents">Wert</text:p>
          </table:table-cell>
          <table:table-cell table:style-name="Tabelle1.A1" office:value-type="string">
            <text:p text:style-name="Table_20_Contents">Filter</text:p>
          </table:table-cell>
          <table:table-cell table:style-name="Tabelle1.D1" office:value-type="string">
            <text:p text:style-name="Table_20_Contents">Ergebnis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P1"><text:soft-page-break/><text:span text:style-name="T5">PHP Sessions</text:span></text:p>
      <text:p text:style-name="P2"><text:span text:style-name="T2"/></text:p>
      <text:p text:style-name="P3"><text:span text:style-name="T2">Was sind Sessions?</text:span></text:p>
      <text:p text:style-name="P3"/>
      <text:p text:style-name="P1"><text:span text:style-name="T4">_________________________________________________________________________</text:span></text:p>
      <text:h text:style-name="P15" text:outline-level="2"><text:a xlink:type="simple" xlink:href="https://www.w3schools.com/php" text:style-name="Internet_20_link" text:visited-style-name="Visited_20_Internet_20_Link">https://www.w3schools.com/php</text:a> unter</text:h>
      <text:h text:style-name="P16" text:outline-level="2"><text:span text:style-name="T10">PHP Sessions → </text:span><text:span text:style-name="T1">Start a PHP Session →</text:span></text:h>
      <text:p text:style-name="P5"><text:span text:style-name="T1">Wie beginnt ein Sessions?<text:tab/>________________________________________________________</text:span></text:p>
      <text:p text:style-name="P5"><text:span text:style-name="T1">Welches Feld beinhaltet die Sessions Werte ____________________________________________</text:span></text:p>
      <text:h text:style-name="P13" text:outline-level="1">PHP Error Handling</text:h>
      <text:p text:style-name="P8"><text:span text:style-name="T12">Folgendes Beispiel zeigt die Fehler Behandlung mit 'die'. </text:span></text:p>
      <text:p text:style-name="P9"><text:span text:style-name="T11">&lt;?php</text:span><text:span text:style-name="T1"><text:line-break/></text:span><text:span text:style-name="T11">if(!file_exists("welcome.txt")) {<text:tab/><text:tab/>______________________________</text:span><text:span text:style-name="T1"><text:line-break/><text:tab/></text:span><text:span text:style-name="T11">die("File not found");<text:tab/><text:tab/><text:tab/>______________________________</text:span><text:span text:style-name="T1"><text:line-break/></text:span><text:span text:style-name="T11">} else {</text:span><text:span text:style-name="T1"><text:line-break/><text:tab/></text:span><text:span text:style-name="T11">$file=fopen("welcome.txt","r");<text:tab/>___________________________________</text:span><text:span text:style-name="T1"><text:line-break/></text:span><text:span text:style-name="T11">}</text:span><text:span text:style-name="T1"><text:line-break/></text:span><text:span text:style-name="T11">?&gt;</text:span><text:span text:style-name="T1"> </text:span></text:p>
      <text:h text:style-name="P13" text:outline-level="1">PHP Exception Handling</text:h>
      <text:h text:style-name="P17" text:outline-level="2">Try Block – Eine Funktion, die Exception ggf triggert</text:h>
      <text:p text:style-name="P7">Throw – Wie Exception getriggert – hat mindestens ein Catch</text:p>
      <text:p text:style-name="P7">Catch – Erzeugt Exception Objekt </text:p>
      <text:h text:style-name="P18" text:outline-level="2">Erklären Sie folgendes:</text:h>
      <text:p text:style-name="P10"><text:span text:style-name="T8">&lt;?php</text:span><text:line-break/><text:span text:style-name="T8">//create function with an exception</text:span><text:line-break/><text:span text:style-name="T8">function checkNum($number) {</text:span><text:line-break/> <text:s/><text:span text:style-name="T8">if($number&gt;1) {</text:span><text:line-break/> <text:s text:c="3"/><text:span text:style-name="T8">throw new Exception("Value must be 1 or below");</text:span><text:line-break/> <text:s/><text:span text:style-name="T8">}</text:span><text:line-break/> <text:s/><text:span text:style-name="T8">return true;</text:span><text:line-break/><text:span text:style-name="T8">}</text:span><text:line-break/><text:span text:style-name="T8">//trigger exception in a "try" block</text:span><text:line-break/><text:span text:style-name="T8">try {</text:span><text:line-break/> <text:s/><text:span text:style-name="T8">checkNum(2);</text:span><text:line-break/> <text:s/><text:span text:style-name="T8">//If the exception is thrown, this text will not be shown</text:span><text:line-break/><text:span text:style-name="T8">echo 'If you see this, the number is 1 or below';</text:span><text:line-break/><text:span text:style-name="T8">}</text:span><text:line-break/><text:line-break/><text:span text:style-name="T8">//catch exception</text:span><text:line-break/><text:span text:style-name="T8">catch(Exception $e) {</text:span><text:line-break/>  <text:span text:style-name="T8">echo 'Message: ' .$e-&gt;getMessage();</text:span><text:line-break/><text:span text:style-name="T8">}</text:span><text:line-break/><text:span text:style-name="T8">?&gt;</text:span> </text:p>
      <text:p text:style-name="P11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"/>
    <style:font-face style:name="Segoe UI" svg:font-family="'Segoe UI', Arial, sans-serif"/>
    <style:font-face style:name="Verdana" svg:font-family="Verdan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7-12-05T21:18:30.63</meta:creation-date>
    <dc:date>2017-12-05T22:33:09.72</dc:date>
    <dc:creator>Yvonne Fitzgerald</dc:creator>
    <meta:editing-duration>PT1H14M35S</meta:editing-duration>
    <meta:editing-cycles>10</meta:editing-cycles>
    <meta:generator>OpenOffice/4.1.4$Win32 OpenOffice.org_project/414m4$Build-9787</meta:generator>
    <meta:document-statistic meta:table-count="2" meta:image-count="0" meta:object-count="0" meta:page-count="2" meta:paragraph-count="39" meta:word-count="242" meta:character-count="2307"/>
  </office:meta>
</office:document-meta>
</file>